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6E000000615249AE9C.jpg"/>
  <manifest:file-entry manifest:media-type="image/png" manifest:full-path="Pictures/1000020100000079000000792681CCB4.png"/>
  <manifest:file-entry manifest:media-type="image/png" manifest:full-path="Pictures/1000020100000080000000804720F3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25cm"/>
    </style:style>
    <style:style style:name="gr4" style:family="graphic" style:parent-style-name="standard">
      <style:graphic-properties draw:marker-start="Circle" draw:marker-end="Circle" draw:fill="solid" draw:fill-color="#198a8a" draw:textarea-horizontal-align="center" draw:textarea-vertical-align="middle"/>
    </style:style>
    <style:style style:name="gr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dash" draw:stroke-dash="Fine_20_Dashed" draw:fill="solid" draw:fill-color="#ccccff" draw:opacity="25%" draw:textarea-horizontal-align="justify" draw:textarea-vertical-align="middle" draw:auto-grow-height="false" draw:shadow-opacity="25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.793cm" svg:height="2.463cm" svg:x="2.207cm" svg:y="5.5cm">
          <draw:image xlink:href="Pictures/100000000000006E000000615249AE9C.jpg" xlink:type="simple" xlink:show="embed" xlink:actuate="onLoad">
            <text:p/>
          </draw:image>
        </draw:frame>
        <draw:frame draw:style-name="gr1" draw:text-style-name="P1" draw:layer="layout" svg:width="3.386cm" svg:height="3.386cm" svg:x="15cm" svg:y="5.5cm">
          <draw:image xlink:href="Pictures/1000020100000080000000804720F3BF.png" xlink:type="simple" xlink:show="embed" xlink:actuate="onLoad">
            <text:p/>
          </draw:image>
        </draw:frame>
        <draw:custom-shape draw:style-name="gr2" draw:text-style-name="P1" draw:layer="layout" svg:width="3cm" svg:height="5cm" svg:x="2.379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5cm" svg:x="15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cm" svg:height="2.5cm" svg:x="3.379cm" svg:y="12.56cm">
          <draw:text-box>
            <text:p>L</text:p>
            <text:p>B</text:p>
            <text:p>M</text:p>
          </draw:text-box>
        </draw:frame>
        <draw:frame draw:style-name="gr3" draw:layer="layout" svg:width="1cm" svg:height="2.5cm" svg:x="16.5cm" svg:y="12.5cm">
          <draw:text-box>
            <text:p>L</text:p>
            <text:p>B</text:p>
            <text:p>F</text:p>
          </draw:text-box>
        </draw:frame>
        <draw:line draw:style-name="gr4" draw:text-style-name="P1" draw:layer="layout" svg:x1="17cm" svg:y1="9cm" svg:x2="17cm" svg:y2="12cm">
          <text:p/>
        </draw:line>
        <draw:frame draw:style-name="gr1" draw:text-style-name="P1" draw:layer="layout" svg:width="1.7cm" svg:height="2cm" draw:transform="rotate (-3.13373867195641) translate (4.708cm 9.993cm)">
          <draw:image xlink:href="Pictures/1000020100000079000000792681CCB4.png" xlink:type="simple" xlink:show="embed" xlink:actuate="onLoad">
            <text:p/>
          </draw:image>
        </draw:frame>
        <draw:custom-shape draw:style-name="gr5" draw:text-style-name="P1" draw:layer="layout" svg:width="7.5cm" svg:height="4cm" svg:x="7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cm" svg:height="1cm" svg:x="9.5cm" svg:y="13.5cm">
          <draw:text-box>
            <text:p>Monitor</text:p>
          </draw:text-box>
        </draw:frame>
        <draw:custom-shape draw:style-name="gr7" draw:text-style-name="P1" draw:layer="layout" svg:width="18cm" svg:height="6cm" svg:x="1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ilk </meta:initial-creator>
    <meta:creation-date>2010-04-19T12:26:10</meta:creation-date>
    <dc:date>2010-04-19T15:55:42</dc:date>
    <dc:creator>Wilk </dc:creator>
    <meta:editing-duration>PT03H14M22S</meta:editing-duration>
    <meta:editing-cycles>2</meta:editing-cycles>
    <meta:generator>OpenOffice.org/3.1$Unix OpenOffice.org_project/310m19$Build-9420</meta:generator>
    <meta:document-statistic meta:object-count="11"/>
  </office:meta>
</office:document-meta>
</file>